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81"/>
    <style:style style:name="ce3" style:family="table-cell" style:parent-style-name="Default" style:data-style-name="N133"/>
    <style:style style:name="ce4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team Explosion Yiel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22815.4" calcext:value-type="float">
            <text:p>22815.4</text:p>
          </table:table-cell>
          <table:table-cell office:value-type="float" office:value="11407.7" calcext:value-type="float">
            <text:p>11407.7</text:p>
          </table:table-cell>
          <table:table-cell office:value-type="string" calcext:value-type="string">
            <text:p>Amounts</text:p>
          </table:table-cell>
          <table:table-cell table:formula="of:=SUM([.B2:.C2])" office:value-type="float" office:value="34223.1" calcext:value-type="float">
            <text:p>34223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table:formula="of:=0.4282" office:value-type="float" office:value="0.4282" calcext:value-type="float">
            <text:p>0.4282</text:p>
          </table:table-cell>
          <table:table-cell/>
          <table:table-cell table:formula="of:=[.B3]*[.$B$2]" office:value-type="float" office:value="9769.55428" calcext:value-type="float">
            <text:p>9769.55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1459" calcext:value-type="float">
            <text:p>0.1459</text:p>
          </table:table-cell>
          <table:table-cell table:formula="of:=2/3" office:value-type="float" office:value="0.666666666666667" calcext:value-type="float">
            <text:p>0.666666666666667</text:p>
          </table:table-cell>
          <table:table-cell table:formula="of:=[.B4]*[.$B$2]+[.C2]*[.C4]" office:value-type="float" office:value="10933.9001933333" calcext:value-type="float">
            <text:p>10933.90019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</text:p>
          </table:table-cell>
          <table:table-cell table:style-name="ce1" office:value-type="float" office:value="0.3989" calcext:value-type="float">
            <text:p>0.3989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table:formula="of:=[.B5]*[.$B$2]+[.C2]*[.C5]" office:value-type="float" office:value="12903.6297266667" calcext:value-type="float">
            <text:p>12903.62972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table:style-name="ce2" office:value-type="float" office:value="0.004" calcext:value-type="float">
            <text:p>4.00E-03</text:p>
          </table:table-cell>
          <table:table-cell/>
          <table:table-cell table:formula="of:=[.B6]*[.$B$2]" office:value-type="float" office:value="91.2616" calcext:value-type="float">
            <text:p>91.26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h</text:p>
          </table:table-cell>
          <table:table-cell office:value-type="float" office:value="0.023" calcext:value-type="float">
            <text:p>0.023</text:p>
          </table:table-cell>
          <table:table-cell/>
          <table:table-cell table:formula="of:=[.B7]*[.$B$2]" office:value-type="float" office:value="524.7542" calcext:value-type="float">
            <text:p>524.7542</text:p>
          </table:table-cell>
          <table:table-cell table:number-columns-repeated="7"/>
        </table:table-row>
        <table:table-row table:style-name="ro1">
          <table:table-cell/>
          <table:table-cell table:formula="of:=SUM([.B3:.B7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Cellulose</text:p>
          </table:table-cell>
          <table:table-cell office:value-type="string" calcext:value-type="string">
            <text:p>Lignin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Xylose</text:p>
          </table:table-cell>
          <table:table-cell office:value-type="string" calcext:value-type="string">
            <text:p>Arabinose</text:p>
          </table:table-cell>
          <table:table-cell office:value-type="string" calcext:value-type="string">
            <text:p>Pheno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ounts</text:p>
          </table:table-cell>
        </table:table-row>
        <table:table-row table:style-name="ro1">
          <table:table-cell office:value-type="string" calcext:value-type="string">
            <text:p>Flow (kg/h)</text:p>
          </table:table-cell>
          <table:table-cell office:value-type="float" office:value="6900.04" calcext:value-type="float">
            <text:p>6900.04</text:p>
          </table:table-cell>
          <table:table-cell office:value-type="float" office:value="5169.33" calcext:value-type="float">
            <text:p>5169.33</text:p>
          </table:table-cell>
          <table:table-cell table:formula="of:=[.D7]-[.B22]" office:value-type="float" office:value="517.85416" calcext:value-type="float">
            <text:p>517.85416</text:p>
          </table:table-cell>
          <table:table-cell table:formula="of:=2639.25+19.5555" office:value-type="float" office:value="2658.8055" calcext:value-type="float">
            <text:p>2658.8055</text:p>
          </table:table-cell>
          <table:table-cell table:formula="of:=305.489+23.8047" office:value-type="float" office:value="329.2937" calcext:value-type="float">
            <text:p>329.2937</text:p>
          </table:table-cell>
          <table:table-cell table:formula="of:=58.2993+88.3129" office:value-type="float" office:value="146.6122" calcext:value-type="float">
            <text:p>146.6122</text:p>
          </table:table-cell>
          <table:table-cell table:formula="of:=2003.6+11407.7" office:value-type="float" office:value="13411.3" calcext:value-type="float">
            <text:p>13411.3</text:p>
          </table:table-cell>
          <table:table-cell table:formula="of:=5000" office:value-type="float" office:value="5000" calcext:value-type="float">
            <text:p>5000</text:p>
          </table:table-cell>
          <table:table-cell table:formula="of:=[.D6]-[.B21]" office:value-type="float" office:value="89.881592" calcext:value-type="float">
            <text:p>89.881592</text:p>
          </table:table-cell>
          <table:table-cell table:style-name="ce3" table:formula="of:=SUM([.B11:.J11])" office:value-type="float" office:value="34223.117152" calcext:value-type="float">
            <text:p>34223.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53932" calcext:value-type="float">
            <text:p>0.53932</text:p>
          </table:table-cell>
          <table:table-cell office:value-type="float" office:value="0.69" calcext:value-type="float">
            <text:p>0.69</text:p>
          </table:table-cell>
          <table:table-cell/>
          <table:table-cell table:number-columns-repeated="2" office:value-type="float" office:value="0.25" calcext:value-type="float">
            <text:p>0.25</text:p>
          </table:table-cell>
          <table:table-cell table:formula="of:=6/13" office:value-type="float" office:value="0.461538461538462" calcext:value-type="float">
            <text:p>0.461538461538462</text:p>
          </table:table-cell>
          <table:table-cell/>
          <table:table-cell table:formula="of:=1/3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3988" calcext:value-type="float">
            <text:p>0.03988</text:p>
          </table:table-cell>
          <table:table-cell office:value-type="float" office:value="0.0302" calcext:value-type="float">
            <text:p>0.0302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formula="of:=6/13" office:value-type="float" office:value="0.461538461538462" calcext:value-type="float">
            <text:p>0.461538461538462</text:p>
          </table:table-cell>
          <table:table-cell table:formula="of:=2/3" office:value-type="float" office:value="0.666666666666667" calcext:value-type="float">
            <text:p>0.666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4196" calcext:value-type="float">
            <text:p>0.4196</text:p>
          </table:table-cell>
          <table:table-cell table:formula="of:=0.2798" office:value-type="float" office:value="0.2798" calcext:value-type="float">
            <text:p>0.2798</text:p>
          </table:table-cell>
          <table:table-cell/>
          <table:table-cell table:number-columns-repeated="2" office:value-type="float" office:value="0.25" calcext:value-type="float">
            <text:p>0.25</text:p>
          </table:table-cell>
          <table:table-cell table:formula="of:=1/13" office:value-type="float" office:value="0.0769230769230769" calcext:value-type="float">
            <text:p>0.0769230769230769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table:formula="of:=2/3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style-name="ce2" office:value-type="float" office:value="0.0002" calcext:value-type="float">
            <text:p>2.00E-0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h</text:p>
          </table:table-cell>
          <table:table-cell table:style-name="ce2" office:value-type="float" office:value="0.001" calcext:value-type="float">
            <text:p>1.00E-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SUM([.B12:.B16])" office:value-type="float" office:value="1" calcext:value-type="float">
            <text:p>1</text:p>
          </table:table-cell>
          <table:table-cell table:formula="of:=SUM([.C12:.C16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C</text:p>
          </table:table-cell>
          <table:table-cell table:formula="of:=[.$B$11]*[.B12]" office:value-type="float" office:value="3721.3295728" calcext:value-type="float">
            <text:p>3721.3295728</text:p>
          </table:table-cell>
          <table:table-cell table:formula="of:=[.C11]*[.C12]" office:value-type="float" office:value="3566.8377" calcext:value-type="float">
            <text:p>3566.8377</text:p>
          </table:table-cell>
          <table:table-cell table:formula="of:=[.D11]*[.D12]" office:value-type="float" office:value="0" calcext:value-type="float">
            <text:p>0</text:p>
          </table:table-cell>
          <table:table-cell table:formula="of:=[.E11]*[.E12]" office:value-type="float" office:value="664.701375" calcext:value-type="float">
            <text:p>664.701375</text:p>
          </table:table-cell>
          <table:table-cell table:formula="of:=[.F11]*[.F12]" office:value-type="float" office:value="82.323425" calcext:value-type="float">
            <text:p>82.323425</text:p>
          </table:table-cell>
          <table:table-cell table:formula="of:=[.G11]*[.G12]" office:value-type="float" office:value="67.6671692307692" calcext:value-type="float">
            <text:p>67.6671692307692</text:p>
          </table:table-cell>
          <table:table-cell table:formula="of:=[.H11]*[.H12]" office:value-type="float" office:value="0" calcext:value-type="float">
            <text:p>0</text:p>
          </table:table-cell>
          <table:table-cell table:formula="of:=[.I11]*[.I12]" office:value-type="float" office:value="1666.66666666667" calcext:value-type="float">
            <text:p>1666.66666666667</text:p>
          </table:table-cell>
          <table:table-cell table:formula="of:=[.J11]*[.J12]" office:value-type="float" office:value="0" calcext:value-type="float">
            <text:p>0</text:p>
          </table:table-cell>
          <table:table-cell table:formula="of:=SUM([.B18:.J18])" office:value-type="float" office:value="9769.52590869744" calcext:value-type="float">
            <text:p>9769.52590869744</text:p>
          </table:table-cell>
        </table:table-row>
        <table:table-row table:style-name="ro1">
          <table:table-cell office:value-type="string" calcext:value-type="string">
            <text:p>TotH</text:p>
          </table:table-cell>
          <table:table-cell table:formula="of:=[.B$11]*[.B13]" office:value-type="float" office:value="275.1735952" calcext:value-type="float">
            <text:p>275.1735952</text:p>
          </table:table-cell>
          <table:table-cell table:formula="of:=[.C$11]*[.C13]" office:value-type="float" office:value="156.113766" calcext:value-type="float">
            <text:p>156.113766</text:p>
          </table:table-cell>
          <table:table-cell table:formula="of:=[.D$11]*[.D13]" office:value-type="float" office:value="0" calcext:value-type="float">
            <text:p>0</text:p>
          </table:table-cell>
          <table:table-cell table:formula="of:=[.E$11]*[.E13]" office:value-type="float" office:value="1329.40275" calcext:value-type="float">
            <text:p>1329.40275</text:p>
          </table:table-cell>
          <table:table-cell table:formula="of:=[.F$11]*[.F13]" office:value-type="float" office:value="164.64685" calcext:value-type="float">
            <text:p>164.64685</text:p>
          </table:table-cell>
          <table:table-cell table:formula="of:=[.G$11]*[.G13]" office:value-type="float" office:value="67.6671692307692" calcext:value-type="float">
            <text:p>67.6671692307692</text:p>
          </table:table-cell>
          <table:table-cell table:formula="of:=[.H$11]*[.H13]" office:value-type="float" office:value="8940.86666666667" calcext:value-type="float">
            <text:p>8940.86666666667</text:p>
          </table:table-cell>
          <table:table-cell table:formula="of:=[.I$11]*[.I13]" office:value-type="float" office:value="0" calcext:value-type="float">
            <text:p>0</text:p>
          </table:table-cell>
          <table:table-cell table:formula="of:=[.J$11]*[.J13]" office:value-type="float" office:value="0" calcext:value-type="float">
            <text:p>0</text:p>
          </table:table-cell>
          <table:table-cell table:formula="of:=SUM([.B19:.J19])" office:value-type="float" office:value="10933.8707970974" calcext:value-type="float">
            <text:p>10933.8707970974</text:p>
          </table:table-cell>
        </table:table-row>
        <table:table-row table:style-name="ro1">
          <table:table-cell office:value-type="string" calcext:value-type="string">
            <text:p>TotO</text:p>
          </table:table-cell>
          <table:table-cell table:formula="of:=[.B$11]*[.B14]" office:value-type="float" office:value="2895.256784" calcext:value-type="float">
            <text:p>2895.256784</text:p>
          </table:table-cell>
          <table:table-cell table:formula="of:=[.C$11]*[.C14]" office:value-type="float" office:value="1446.378534" calcext:value-type="float">
            <text:p>1446.378534</text:p>
          </table:table-cell>
          <table:table-cell table:formula="of:=[.D$11]*[.D14]" office:value-type="float" office:value="0" calcext:value-type="float">
            <text:p>0</text:p>
          </table:table-cell>
          <table:table-cell table:formula="of:=[.E$11]*[.E14]" office:value-type="float" office:value="664.701375" calcext:value-type="float">
            <text:p>664.701375</text:p>
          </table:table-cell>
          <table:table-cell table:formula="of:=[.F$11]*[.F14]" office:value-type="float" office:value="82.323425" calcext:value-type="float">
            <text:p>82.323425</text:p>
          </table:table-cell>
          <table:table-cell table:formula="of:=[.G$11]*[.G14]" office:value-type="float" office:value="11.2778615384615" calcext:value-type="float">
            <text:p>11.2778615384615</text:p>
          </table:table-cell>
          <table:table-cell table:formula="of:=[.H$11]*[.H14]" office:value-type="float" office:value="4470.43333333333" calcext:value-type="float">
            <text:p>4470.43333333333</text:p>
          </table:table-cell>
          <table:table-cell table:formula="of:=[.I$11]*[.I14]" office:value-type="float" office:value="3333.33333333333" calcext:value-type="float">
            <text:p>3333.33333333333</text:p>
          </table:table-cell>
          <table:table-cell table:formula="of:=[.J$11]*[.J14]" office:value-type="float" office:value="0" calcext:value-type="float">
            <text:p>0</text:p>
          </table:table-cell>
          <table:table-cell table:formula="of:=SUM([.B20:.J20])" office:value-type="float" office:value="12903.7046462051" calcext:value-type="float">
            <text:p>12903.7046462051</text:p>
          </table:table-cell>
        </table:table-row>
        <table:table-row table:style-name="ro1">
          <table:table-cell office:value-type="string" calcext:value-type="string">
            <text:p>TotN</text:p>
          </table:table-cell>
          <table:table-cell table:formula="of:=[.B$11]*[.B15]" office:value-type="float" office:value="1.380008" calcext:value-type="float">
            <text:p>1.380008</text:p>
          </table:table-cell>
          <table:table-cell table:formula="of:=[.C$11]*[.C15]" office:value-type="float" office:value="0" calcext:value-type="float">
            <text:p>0</text:p>
          </table:table-cell>
          <table:table-cell table:formula="of:=[.D$11]*[.D15]" office:value-type="float" office:value="0" calcext:value-type="float">
            <text:p>0</text:p>
          </table:table-cell>
          <table:table-cell table:formula="of:=[.E$11]*[.E15]" office:value-type="float" office:value="0" calcext:value-type="float">
            <text:p>0</text:p>
          </table:table-cell>
          <table:table-cell table:formula="of:=[.F$11]*[.F15]" office:value-type="float" office:value="0" calcext:value-type="float">
            <text:p>0</text:p>
          </table:table-cell>
          <table:table-cell table:formula="of:=[.G$11]*[.G15]" office:value-type="float" office:value="0" calcext:value-type="float">
            <text:p>0</text:p>
          </table:table-cell>
          <table:table-cell table:formula="of:=[.H$11]*[.H15]" office:value-type="float" office:value="0" calcext:value-type="float">
            <text:p>0</text:p>
          </table:table-cell>
          <table:table-cell table:formula="of:=[.I$11]*[.I15]" office:value-type="float" office:value="0" calcext:value-type="float">
            <text:p>0</text:p>
          </table:table-cell>
          <table:table-cell table:formula="of:=[.J$11]*[.J15]" office:value-type="float" office:value="89.881592" calcext:value-type="float">
            <text:p>89.881592</text:p>
          </table:table-cell>
          <table:table-cell table:style-name="ce4" table:formula="of:=SUM([.B21:.J21])" office:value-type="float" office:value="91.2616" calcext:value-type="float">
            <text:p>91.2616</text:p>
          </table:table-cell>
        </table:table-row>
        <table:table-row table:style-name="ro1">
          <table:table-cell office:value-type="string" calcext:value-type="string">
            <text:p>Tot Ash</text:p>
          </table:table-cell>
          <table:table-cell table:formula="of:=[.B$11]*[.B16]" office:value-type="float" office:value="6.90004" calcext:value-type="float">
            <text:p>6.90004</text:p>
          </table:table-cell>
          <table:table-cell table:formula="of:=[.C$11]*[.C16]" office:value-type="float" office:value="0" calcext:value-type="float">
            <text:p>0</text:p>
          </table:table-cell>
          <table:table-cell table:formula="of:=[.D$11]*[.D16]" office:value-type="float" office:value="517.85416" calcext:value-type="float">
            <text:p>517.85416</text:p>
          </table:table-cell>
          <table:table-cell table:formula="of:=[.E$11]*[.E16]" office:value-type="float" office:value="0" calcext:value-type="float">
            <text:p>0</text:p>
          </table:table-cell>
          <table:table-cell table:formula="of:=[.F$11]*[.F16]" office:value-type="float" office:value="0" calcext:value-type="float">
            <text:p>0</text:p>
          </table:table-cell>
          <table:table-cell table:formula="of:=[.G$11]*[.G16]" office:value-type="float" office:value="0" calcext:value-type="float">
            <text:p>0</text:p>
          </table:table-cell>
          <table:table-cell table:formula="of:=[.H$11]*[.H16]" office:value-type="float" office:value="0" calcext:value-type="float">
            <text:p>0</text:p>
          </table:table-cell>
          <table:table-cell table:formula="of:=[.I$11]*[.I16]" office:value-type="float" office:value="0" calcext:value-type="float">
            <text:p>0</text:p>
          </table:table-cell>
          <table:table-cell table:formula="of:=[.J$11]*[.J16]" office:value-type="float" office:value="0" calcext:value-type="float">
            <text:p>0</text:p>
          </table:table-cell>
          <table:table-cell table:formula="of:=SUM([.B22:.J22])" office:value-type="float" office:value="524.7542" calcext:value-type="float">
            <text:p>524.754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Yields</text:p>
          </table:table-cell>
          <table:table-cell table:formula="of:=[.B11]/[.$K$11]" office:value-type="float" office:value="0.201619273000582" calcext:value-type="float">
            <text:p>0.201619273000582</text:p>
          </table:table-cell>
          <table:table-cell table:formula="of:=[.C11]/[.$K$11]" office:value-type="float" office:value="0.151047900664359" calcext:value-type="float">
            <text:p>0.151047900664359</text:p>
          </table:table-cell>
          <table:table-cell table:formula="of:=[.D11]/[.$K$11]" office:value-type="float" office:value="0.0151317063755467" calcext:value-type="float">
            <text:p>0.0151317063755467</text:p>
          </table:table-cell>
          <table:table-cell table:formula="of:=[.E11]/[.$K$11]" office:value-type="float" office:value="0.077690336861808" calcext:value-type="float">
            <text:p>0.077690336861808</text:p>
          </table:table-cell>
          <table:table-cell table:formula="of:=[.F11]/[.$K$11]" office:value-type="float" office:value="0.00962196688681107" calcext:value-type="float">
            <text:p>0.00962196688681107</text:p>
          </table:table-cell>
          <table:table-cell table:formula="of:=[.G11]/[.$K$11]" office:value-type="float" office:value="0.00428401069805624" calcext:value-type="float">
            <text:p>0.00428401069805624</text:p>
          </table:table-cell>
          <table:table-cell table:formula="of:=[.H11]/[.$K$11]" office:value-type="float" office:value="0.391878388530025" calcext:value-type="float">
            <text:p>0.391878388530025</text:p>
          </table:table-cell>
          <table:table-cell table:formula="of:=[.I11]/[.$K$11]" office:value-type="float" office:value="0.146100075507231" calcext:value-type="float">
            <text:p>0.146100075507231</text:p>
          </table:table-cell>
          <table:table-cell table:formula="of:=[.J11]/[.$K$11]" office:value-type="float" office:value="0.00262634147558202" calcext:value-type="float">
            <text:p>0.00262634147558202</text:p>
          </table:table-cell>
          <table:table-cell/>
        </table:table-row>
        <table:table-row table:style-name="ro1">
          <table:table-cell/>
          <table:table-cell table:formula="of:=SUM([.B24:.J24])" office:value-type="float" office:value="1" calcext:value-type="float">
            <text:p>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4T12:43:41.954323588</meta:creation-date>
    <dc:date>2022-12-24T16:49:25.756871383</dc:date>
    <meta:editing-duration>PT4H5M45S</meta:editing-duration>
    <meta:editing-cycles>1</meta:editing-cycles>
    <meta:document-statistic meta:table-count="1" meta:cell-count="142" meta:object-count="0"/>
    <meta:generator>LibreOffice/7.4.3.2$Linux_X86_64 LibreOffice_project/40$Build-2</meta:generator>
  </office:meta>
</office:document-meta>
</file>